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14H19M06.462051S" calcext:value-type="time">
            <text:p>814:1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Fireplace normals &amp;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23H44M28.759S" calcext:value-type="time">
            <text:p>23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7:49:01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6T10:08:04.992000000</dc:date>
    <dc:creator>Benjamin Laws</dc:creator>
    <meta:editing-duration>P35DT8H6M26S</meta:editing-duration>
    <meta:editing-cycles>942</meta:editing-cycles>
    <meta:generator>LibreOffice/7.2.6.2$Windows_X86_64 LibreOffice_project/b0ec3a565991f7569a5a7f5d24fed7f52653d754</meta:generator>
    <meta:document-statistic meta:table-count="2" meta:cell-count="1245" meta:object-count="0"/>
  </office:meta>
</office:document-meta>
</file>